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DejaVu Sans Mono" svg:font-family="'DejaVu Sans Mono'" style:font-family-generic="swiss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text-properties style:font-name="DejaVu Sans Mono"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DejaVu Sans"/>
    </style:style>
    <style:style style:name="P4" style:family="paragraph" style:parent-style-name="Standard">
      <style:paragraph-properties fo:text-align="center" style:justify-single-word="false"/>
      <style:text-properties style:font-name="DejaVu Sans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>
      <style:text-properties style:font-name="DejaVu Sans" fo:font-style="italic" style:text-underline-style="solid" style:text-underline-width="auto" style:text-underline-color="font-color" style:font-style-asian="italic" style:font-style-complex="italic"/>
    </style:style>
    <style:style style:name="P7" style:family="paragraph" style:parent-style-name="Standard">
      <style:text-properties style:font-name="DejaVu Sans" fo:font-size="11pt" style:font-size-asian="11pt" style:font-size-complex="11pt"/>
    </style:style>
    <style:style style:name="P8" style:family="paragraph" style:parent-style-name="Standard">
      <style:text-properties style:font-name="DejaVu Sans Mono" fo:font-size="10pt" style:font-size-asian="10pt" style:font-size-complex="10pt"/>
    </style:style>
    <style:style style:name="P9" style:family="paragraph" style:parent-style-name="Heading_20_2">
      <style:paragraph-properties fo:text-align="center" style:justify-single-word="false"/>
      <style:text-properties style:font-name="DejaVu Sans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999999"/>
    </style:style>
    <style:style style:name="T2" style:family="text">
      <style:text-properties fo:color="#ff3333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style="italic" style:font-size-asian="11pt" style:font-style-asian="italic" style:font-size-complex="11pt" style:font-style-complex="italic"/>
    </style:style>
    <style:style style:name="T5" style:family="text">
      <style:text-properties style:text-position="sub 58%" fo:font-size="9pt" style:font-size-asian="9pt" style:font-size-complex="9pt"/>
    </style:style>
    <style:style style:name="T6" style:family="text">
      <style:text-properties style:text-position="super 58%" fo:font-size="9pt" style:font-size-asian="9pt" style:font-size-complex="9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MENDMENTS BY ORDER</text:p>
      <text:p text:style-name="Standard"/>
      <text:h text:style-name="P9" text:outline-level="2">[BILL_NAME]</text:h>
      <text:p text:style-name="P3"/>
      <text:p text:style-name="P4">[NO_OF_AMENDMENTS] amendment(s)</text:p>
      <text:p text:style-name="P4"/>
      <text:p text:style-name="P4">[OFFICIAL_DATE]</text:p>
      <text:section text:style-name="Sect1" text:name="ReportBody">
        <text:p text:style-name="P6"/>
        <text:section text:style-name="Sect1" text:name="ReportHeader-Repeat">
          <text:p text:style-name="Standard"/>
          <table:table table:name="Table1" table:style-name="Table1">
            <table:table-column table:style-name="Table1.A"/>
            <table:table-column table:style-name="Table1.B"/>
            <table:table-row>
              <table:table-cell table:style-name="Table1.A1" table:number-columns-spanned="2" office:value-type="string">
                <text:p text:style-name="P3"><text:span text:style-name="T3">[SECTION_TYPE_INDEX]</text:span><text:span text:style-name="T6">[SECTION_TYPE_INDEX_SUFFIX]</text:span> <text:span text:style-name="T4">[SECTION_TYPE]</text:span> </text:p>
              </table:table-cell>
              <table:covered-table-cell/>
            </table:table-row>
            <table:table-row>
              <table:table-cell table:style-name="Table1.A2" office:value-type="string">
                <text:p text:style-name="P8">[OLD_TEXT]</text:p>
              </table:table-cell>
              <table:table-cell table:style-name="Table1.B2" office:value-type="string">
                <text:section text:style-name="Sect1" text:name="ReportLine-Repeat">
                  <text:p text:style-name="P7"><text:span text:style-name="T1">[CHANGE_TYPE] </text:span>by <text:span text:style-name="T2">[MEMBER_OF_PARLIAMENT]</text:span></text:p>
                  <text:p text:style-name="P8">[CHANGE_TEXT]</text:p>
                </text:section>
              </table:table-cell>
            </table:table-row>
          </table:table>
          <text:p text:style-name="Standard"/>
        </text:section>
      </text:section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DejaVu Sans Mono" svg:font-family="'DejaVu Sans Mono'" style:font-family-generic="swiss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DejaVu Sans Mono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Amendments by Order<text:tab/><text:tab/><text:date style:data-style-name="N76" text:date-value="2010-07-07T15:24:02" text:fixed="true">July 7, 2010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hok Hariharan</meta:initial-creator>
    <meta:creation-date>2010-03-15T14:46:04</meta:creation-date>
    <dc:date>2010-09-21T17:26:03</dc:date>
    <dc:creator>Ashok Hariharan</dc:creator>
    <meta:editing-duration>PT71H20M28S</meta:editing-duration>
    <meta:editing-cycles>20</meta:editing-cycles>
    <meta:generator>OpenOffice.org/3.2$Linux OpenOffice.org_project/320m18$Build-9502</meta:generator>
    <meta:document-statistic meta:table-count="1" meta:image-count="0" meta:object-count="0" meta:page-count="1" meta:paragraph-count="9" meta:word-count="20" meta:character-count="234"/>
    <meta:user-defined meta:name="BungeniReportDateFormat">EEE, d MMM yyyy</meta:user-defined>
    <meta:user-defined meta:name="BungeniReportName">Reports By Change Order</meta:user-defined>
  </office:meta>
</office:document-meta>
</file>